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000000" style:text-position="0% 100%" style:font-name="Liberation Serif" fo:font-size="12pt" style:font-name-asian="Droid Sans Fallback" style:font-size-asian="12pt" style:font-name-complex="Lohit Hindi" style:font-size-complex="12pt"/>
    </style:style>
    <style:style style:name="P2" style:family="paragraph" style:parent-style-name="Text_20_body">
      <style:text-properties style:font-name="Liberation Serif" fo:font-size="12pt" style:font-size-asian="12pt" style:font-size-complex="12pt"/>
    </style:style>
    <style:style style:name="P3" style:family="paragraph" style:parent-style-name="Header">
      <style:text-properties style:font-name="Liberation Serif"/>
    </style:style>
    <style:style style:name="P4" style:family="paragraph" style:parent-style-name="Standard">
      <style:text-properties fo:color="#000000" style:text-position="0% 100%" style:font-name="Liberation Serif" fo:font-size="12pt" style:font-name-asian="Droid Sans Fallback" style:font-size-asian="12pt" style:font-name-complex="Lohit Hindi" style:font-size-complex="12pt"/>
    </style:style>
    <style:style style:name="P5" style:family="paragraph" style:parent-style-name="Text_20_body">
      <style:text-properties fo:color="#000000" style:text-position="0% 100%" style:font-name="Liberation Serif" fo:font-size="12pt" style:font-name-asian="Droid Sans Fallback" style:font-size-asian="12pt" style:font-name-complex="Lohit Hindi" style:font-size-complex="12pt"/>
    </style:style>
    <style:style style:name="P6" style:family="paragraph" style:parent-style-name="Heading_20_1">
      <style:text-properties style:font-name="Liberation Seri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SA Blatt 04 <text:tab/><text:tab/><text:tab/><text:tab/><text:tab/></text:h>
      <text:p text:style-name="Header">Leonard Oertelt 1276156</text:p>
      <text:p text:style-name="P3">Julian Opitz 1302082</text:p>
      <text:p text:style-name="P3"/>
      <text:p text:style-name="P2">Aufage 8:</text:p>
      <text:p text:style-name="P1">a)</text:p>
      <text:p text:style-name="P1">1.<text:tab/>for i←1 to n do <text:tab/><text:tab/><text:tab/>→ <draw:frame draw:style-name="fr1" draw:name="Object5" text:anchor-type="as-char" svg:y="-0.377cm" svg:width="0.639cm" svg:height="0.467cm" draw:z-index="2"><draw:object xlink:href="./Object 5" xlink:type="simple" xlink:show="embed" xlink:actuate="onLoad"/><draw:image xlink:href="./ObjectReplacements/Object 5" xlink:type="simple" xlink:show="embed" xlink:actuate="onLoad"/></draw:frame><text:tab/>(Zugr., Zuw., Vergl., n-Mal)</text:p>
      <text:p text:style-name="P1">2.<text:tab/><text:tab/>for j←i to n do <text:tab/><text:tab/>→ <draw:frame draw:style-name="fr1" draw:name="Object1" text:anchor-type="as-char" svg:y="-0.619cm" svg:width="0.893cm" svg:height="0.998cm" draw:z-index="8"><draw:object xlink:href="./Object 1" xlink:type="simple" xlink:show="embed" xlink:actuate="onLoad"/><draw:image xlink:href="./ObjectReplacements/Object 1" xlink:type="simple" xlink:show="embed" xlink:actuate="onLoad"/></draw:frame><text:tab/></text:p>
      <text:p text:style-name="P1"><text:tab/><text:tab/><text:tab/><text:tab/><text:tab/><text:tab/><text:tab/>(Zugr., Zuw., Vergl., im Mittel<draw:frame draw:style-name="fr1" draw:name="Object15" text:anchor-type="as-char" svg:y="-0.619cm" svg:width="0.723cm" svg:height="0.998cm" draw:z-index="9"><draw:object xlink:href="./Object 15" xlink:type="simple" xlink:show="embed" xlink:actuate="onLoad"/><draw:image xlink:href="./ObjectReplacements/Object 15" xlink:type="simple" xlink:show="embed" xlink:actuate="onLoad"/></draw:frame>-Mal)</text:p>
      <text:p text:style-name="P1">3.<text:tab/><text:tab/><text:tab/>Anweisung A; <text:tab/><text:tab/>→ <text:s/><draw:frame draw:style-name="fr1" draw:name="Object2" text:anchor-type="as-char" svg:y="-0.621cm" svg:width="0.891cm" svg:height="1cm" draw:z-index="11"><draw:object xlink:href="./Object 2" xlink:type="simple" xlink:show="embed" xlink:actuate="onLoad"/><draw:image xlink:href="./ObjectReplacements/Object 2" xlink:type="simple" xlink:show="embed" xlink:actuate="onLoad"/></draw:frame><text:tab/>(Zugr.,<draw:frame draw:style-name="fr1" draw:name="Object7" text:anchor-type="as-char" svg:y="-0.681cm" svg:width="0.633cm" svg:height="1.058cm" draw:z-index="15"><draw:object xlink:href="./Object 7" xlink:type="simple" xlink:show="embed" xlink:actuate="onLoad"/><draw:image xlink:href="./ObjectReplacements/Object 7" xlink:type="simple" xlink:show="embed" xlink:actuate="onLoad"/></draw:frame>-Mal)</text:p>
      <text:p text:style-name="P1"><text:tab/><draw:frame draw:style-name="fr1" draw:name="Object3" text:anchor-type="as-char" svg:y="-0.621cm" svg:width="5.371cm" svg:height="1cm" draw:z-index="16"><draw:object xlink:href="./Object 3" xlink:type="simple" xlink:show="embed" xlink:actuate="onLoad"/><draw:image xlink:href="./ObjectReplacements/Object 3" xlink:type="simple" xlink:show="embed" xlink:actuate="onLoad"/></draw:frame></text:p>
      <text:p text:style-name="P1"><text:tab/><draw:frame draw:style-name="fr1" draw:name="Object4" text:anchor-type="as-char" svg:y="-0.437cm" svg:width="2.949cm" svg:height="0.559cm" draw:z-index="0"><draw:object xlink:href="./Object 4" xlink:type="simple" xlink:show="embed" xlink:actuate="onLoad"/><draw:image xlink:href="./ObjectReplacements/Object 4" xlink:type="simple" xlink:show="embed" xlink:actuate="onLoad"/></draw:frame></text:p>
      <text:p text:style-name="P1">Als Summenformel:</text:p>
      <text:p text:style-name="P1"><draw:frame draw:style-name="fr1" draw:name="Object20" text:anchor-type="as-char" svg:y="-0.713cm" svg:width="6.484cm" svg:height="1.139cm" draw:z-index="17"><draw:object xlink:href="./Object 20" xlink:type="simple" xlink:show="embed" xlink:actuate="onLoad"/><draw:image xlink:href="./ObjectReplacements/Object 20" xlink:type="simple" xlink:show="embed" xlink:actuate="onLoad"/></draw:frame></text:p>
      <text:p text:style-name="P1"><draw:frame draw:style-name="fr1" draw:name="Object21" text:anchor-type="as-char" svg:y="-0.621cm" svg:width="3.2cm" svg:height="1cm" draw:z-index="18"><draw:object xlink:href="./Object 21" xlink:type="simple" xlink:show="embed" xlink:actuate="onLoad"/><draw:image xlink:href="./ObjectReplacements/Object 21" xlink:type="simple" xlink:show="embed" xlink:actuate="onLoad"/><svg:desc>formula</svg:desc></draw:frame></text:p>
      <text:p text:style-name="P1">b) </text:p>
      <text:p text:style-name="P1">1.<text:tab/>for i←1 to n do <text:tab/><text:tab/><text:tab/>→ <draw:frame draw:style-name="fr1" draw:name="Object6" text:anchor-type="as-char" svg:y="-0.377cm" svg:width="0.639cm" svg:height="0.467cm" draw:z-index="3"><draw:object xlink:href="./Object 6" xlink:type="simple" xlink:show="embed" xlink:actuate="onLoad"/><draw:image xlink:href="./ObjectReplacements/Object 6" xlink:type="simple" xlink:show="embed" xlink:actuate="onLoad"/><svg:desc>formula</svg:desc></draw:frame><text:tab/>(Zugr., Zuw., Vergl., n-Mal)</text:p>
      <text:p text:style-name="P1">2.<text:tab/><text:tab/>j←1; <text:tab/><text:tab/><text:tab/><text:tab/>→ <draw:frame draw:style-name="fr1" draw:name="Object8" text:anchor-type="as-char" svg:y="-0.377cm" svg:width="0.422cm" svg:height="0.469cm" draw:z-index="4"><draw:object xlink:href="./Object 8" xlink:type="simple" xlink:show="embed" xlink:actuate="onLoad"/><draw:image xlink:href="./ObjectReplacements/Object 8" xlink:type="simple" xlink:show="embed" xlink:actuate="onLoad"/><svg:desc>formula</svg:desc></draw:frame><text:tab/>(Zuw., n-Mal)</text:p>
      <text:p text:style-name="P1">3.<text:tab/><text:tab/>while (j ∗ j ≤ n) do <text:tab/><text:tab/>→ <draw:frame draw:style-name="fr1" draw:name="Object9" text:anchor-type="as-char" svg:y="-0.377cm" svg:width="1.609cm" svg:height="0.469cm" draw:z-index="5"><draw:object xlink:href="./Object 9" xlink:type="simple" xlink:show="embed" xlink:actuate="onLoad"/><draw:image xlink:href="./ObjectReplacements/Object 9" xlink:type="simple" xlink:show="embed" xlink:actuate="onLoad"/><svg:desc>formula</svg:desc></draw:frame>(Mul., Vergl., <draw:frame draw:style-name="fr1" draw:name="Object12" text:anchor-type="as-char" svg:y="-0.377cm" svg:width="1.229cm" svg:height="0.467cm" draw:z-index="19"><draw:object xlink:href="./Object 12" xlink:type="simple" xlink:show="embed" xlink:actuate="onLoad"/><draw:image xlink:href="./ObjectReplacements/Object 12" xlink:type="simple" xlink:show="embed" xlink:actuate="onLoad"/></draw:frame>-Mal)</text:p>
      <text:p text:style-name="P1">4.<text:tab/><text:tab/><text:tab/>Anweisung A; <text:tab/><text:tab/>→ <draw:frame draw:style-name="fr1" draw:name="Object10" text:anchor-type="as-char" svg:y="-0.377cm" svg:width="1.296cm" svg:height="0.469cm" draw:z-index="6"><draw:object xlink:href="./Object 10" xlink:type="simple" xlink:show="embed" xlink:actuate="onLoad"/><draw:image xlink:href="./ObjectReplacements/Object 10" xlink:type="simple" xlink:show="embed" xlink:actuate="onLoad"/><svg:desc>formula</svg:desc></draw:frame><text:tab/>(Zugr.,<draw:frame draw:style-name="fr1" draw:name="Object13" text:anchor-type="as-char" svg:y="-0.377cm" svg:width="1.03cm" svg:height="0.467cm" draw:z-index="20"><draw:object xlink:href="./Object 13" xlink:type="simple" xlink:show="embed" xlink:actuate="onLoad"/><draw:image xlink:href="./ObjectReplacements/Object 13" xlink:type="simple" xlink:show="embed" xlink:actuate="onLoad"/></draw:frame>-Mal)</text:p>
      <text:p text:style-name="P1">5.<text:tab/><text:tab/><text:tab/>j ← j+1; <text:tab/><text:tab/>→ <draw:frame draw:style-name="fr1" draw:name="Object11" text:anchor-type="as-char" svg:y="-0.377cm" svg:width="1.609cm" svg:height="0.469cm" draw:z-index="7"><draw:object xlink:href="./Object 11" xlink:type="simple" xlink:show="embed" xlink:actuate="onLoad"/><draw:image xlink:href="./ObjectReplacements/Object 11" xlink:type="simple" xlink:show="embed" xlink:actuate="onLoad"/><svg:desc>formula</svg:desc></draw:frame>(Add., Zuw.,<draw:frame draw:style-name="fr1" draw:name="Object14" text:anchor-type="as-char" svg:y="-0.377cm" svg:width="1.233cm" svg:height="0.469cm" draw:z-index="10"><draw:object xlink:href="./Object 14" xlink:type="simple" xlink:show="embed" xlink:actuate="onLoad"/><draw:image xlink:href="./ObjectReplacements/Object 14" xlink:type="simple" xlink:show="embed" xlink:actuate="onLoad"/><svg:desc>formula</svg:desc></draw:frame>-Mal)</text:p>
      <text:p text:style-name="P1"/>
      <text:p text:style-name="P1"><text:tab/><draw:frame draw:style-name="fr1" draw:name="Object16" text:anchor-type="as-char" svg:y="-0.386cm" svg:width="6.863cm" svg:height="0.51cm" draw:z-index="12"><draw:object xlink:href="./Object 16" xlink:type="simple" xlink:show="embed" xlink:actuate="onLoad"/><draw:image xlink:href="./ObjectReplacements/Object 16" xlink:type="simple" xlink:show="embed" xlink:actuate="onLoad"/><svg:desc>formula</svg:desc></draw:frame></text:p>
      <text:p text:style-name="P1"><text:tab/><draw:frame draw:style-name="fr1" draw:name="Object17" text:anchor-type="as-char" svg:y="-0.386cm" svg:width="3.371cm" svg:height="0.51cm" draw:z-index="13"><draw:object xlink:href="./Object 17" xlink:type="simple" xlink:show="embed" xlink:actuate="onLoad"/><draw:image xlink:href="./ObjectReplacements/Object 17" xlink:type="simple" xlink:show="embed" xlink:actuate="onLoad"/><svg:desc>formula</svg:desc></draw:frame><text:tab/></text:p>
      <text:p text:style-name="P1"><text:tab/><draw:frame draw:style-name="fr1" draw:name="Object18" text:anchor-type="as-char" svg:y="-0.386cm" svg:width="4.457cm" svg:height="0.51cm" draw:z-index="14"><draw:object xlink:href="./Object 18" xlink:type="simple" xlink:show="embed" xlink:actuate="onLoad"/><draw:image xlink:href="./ObjectReplacements/Object 18" xlink:type="simple" xlink:show="embed" xlink:actuate="onLoad"/><svg:desc>formula</svg:desc></draw:frame></text:p>
      <text:p text:style-name="P4"/>
      <text:p text:style-name="P1">Als Summenformel:</text:p>
      <text:p text:style-name="P1"><draw:frame draw:style-name="fr1" draw:name="Object23" text:anchor-type="as-char" svg:y="-0.713cm" svg:width="7.341cm" svg:height="1.139cm" draw:z-index="22"><draw:object xlink:href="./Object 22" xlink:type="simple" xlink:show="embed" xlink:actuate="onLoad"/><draw:image xlink:href="./ObjectReplacements/Object 22" xlink:type="simple" xlink:show="embed" xlink:actuate="onLoad"/></draw:frame></text:p>
      <text:p text:style-name="P1"><draw:frame draw:style-name="fr1" draw:name="Object22" text:anchor-type="as-char" svg:y="-0.386cm" svg:width="4.23cm" svg:height="0.51cm" draw:z-index="21"><draw:object xlink:href="./Object 23" xlink:type="simple" xlink:show="embed" xlink:actuate="onLoad"/><draw:image xlink:href="./ObjectReplacements/Object 23" xlink:type="simple" xlink:show="embed" xlink:actuate="onLoad"/><svg:desc>formula</svg:desc></draw:frame></text:p>
      <text:p text:style-name="P1"/>
      <text:p text:style-name="P1"/>
      <text:p text:style-name="P1"><text:soft-page-break/>Aufgabe 10:</text:p>
      <text:p text:style-name="P1">a)</text:p>
      <text:p text:style-name="P1"/>
      <text:p text:style-name="P1"><draw:frame draw:style-name="fr2" draw:name="Object19" text:anchor-type="paragraph" svg:width="18.002cm" svg:height="8.966cm" draw:z-index="1"><draw:object xlink:href="./Object 19" xlink:type="simple" xlink:show="embed" xlink:actuate="onLoad"/><draw:image xlink:href="./ObjectReplacements/Object 19" xlink:type="simple" xlink:show="embed" xlink:actuate="onLoad"/></draw:frame></text:p>
      <text:p text:style-name="P1">d)</text:p>
      <text:p text:style-name="P1">Die Verbesserung durch die binäre Suche ist deshalb nur geringfügig, da nicht das Suchen der Einfügeposition aufwendig ist, sondern das Verschieben aller Elemente um Platz zu schaffen für das einzufügende El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ertelt </meta:initial-creator>
    <meta:creation-date>2016-03-30T11:00:59</meta:creation-date>
    <dc:date>2016-04-22T13:11:57</dc:date>
    <dc:creator>Oertelt </dc:creator>
    <meta:editing-duration>PT5H34M11S</meta:editing-duration>
    <meta:editing-cycles>79</meta:editing-cycles>
    <meta:generator>LibreOffice/3.5$Linux_X86_64 LibreOffice_project/350m1$Build-2</meta:generator>
    <meta:document-statistic meta:table-count="0" meta:image-count="0" meta:object-count="23" meta:page-count="2" meta:paragraph-count="30" meta:word-count="124" meta:character-count="724" meta:non-whitespace-character-count="545"/>
  </office:meta>
</office:document-meta>
</file>

<file path=Object 1/content.xml><?xml version="1.0" encoding="utf-8"?>
<math xmlns="http://www.w3.org/1998/Math/MathML">
  <semantics>
    <mrow>
      <mrow>
        <mfrac>
          <mrow>
            <mn>3</mn>
          </mrow>
          <mrow>
            <mn>2</mn>
          </mrow>
        </mfrac>
      </mrow>
      <msup>
        <mi>n</mi>
        <mn>2</mn>
      </msup>
    </mrow>
    <annotation encoding="StarMath 5.0">{{3} over {2}} n^2</annotation>
  </semantics>
</math>
</file>

<file path=Object 10/content.xml><?xml version="1.0" encoding="utf-8"?>
<math xmlns="http://www.w3.org/1998/Math/MathML">
  <semantics>
    <mrow>
      <mi>n</mi>
      <mi>log</mi>
      <mi>n</mi>
    </mrow>
    <annotation encoding="StarMath 5.0">n log n
</annotation>
  </semantics>
</math>
</file>

<file path=Object 11/content.xml><?xml version="1.0" encoding="utf-8"?>
<math xmlns="http://www.w3.org/1998/Math/MathML">
  <semantics>
    <mrow>
      <mrow>
        <mn>2n</mn>
        <mo stretchy="false">⋅</mo>
        <mi>log</mi>
      </mrow>
      <mi>n</mi>
    </mrow>
    <annotation encoding="StarMath 5.0">2n cdot log n
</annotation>
  </semantics>
</math>
</file>

<file path=Object 12/content.xml><?xml version="1.0" encoding="utf-8"?>
<math xmlns="http://www.w3.org/1998/Math/MathML">
  <semantics>
    <mrow>
      <mn>2log</mn>
      <mi>n</mi>
    </mrow>
    <annotation encoding="StarMath 5.0">2log n</annotation>
  </semantics>
</math>
</file>

<file path=Object 13/content.xml><?xml version="1.0" encoding="utf-8"?>
<math xmlns="http://www.w3.org/1998/Math/MathML">
  <semantics>
    <mrow>
      <mi>log</mi>
      <mi>n</mi>
    </mrow>
    <annotation encoding="StarMath 5.0">log n</annotation>
  </semantics>
</math>
</file>

<file path=Object 14/content.xml><?xml version="1.0" encoding="utf-8"?>
<math xmlns="http://www.w3.org/1998/Math/MathML">
  <semantics>
    <mrow>
      <mn>2log</mn>
      <mi>n</mi>
    </mrow>
    <annotation encoding="StarMath 5.0">2log n</annotation>
  </semantics>
</math>
</file>

<file path=Object 15/content.xml><?xml version="1.0" encoding="utf-8"?>
<math xmlns="http://www.w3.org/1998/Math/MathML">
  <semantics>
    <mrow>
      <mrow>
        <mfrac>
          <mn>3n</mn>
          <mn>2</mn>
        </mfrac>
      </mrow>
    </mrow>
    <annotation encoding="StarMath 5.0">{3n over 2}</annotation>
  </semantics>
</math>
</file>

<file path=Object 16/content.xml><?xml version="1.0" encoding="utf-8"?>
<math xmlns="http://www.w3.org/1998/Math/MathML">
  <semantics>
    <mrow>
      <mi>f</mi>
      <mrow>
        <mrow>
          <mo stretchy="false">(</mo>
          <mrow>
            <mi>n</mi>
          </mrow>
          <mo stretchy="false">)</mo>
        </mrow>
        <mo stretchy="false">=</mo>
        <mn>2n</mn>
      </mrow>
      <mi>log</mi>
      <mrow>
        <mi>n</mi>
        <mo stretchy="false">+</mo>
        <mn>2n</mn>
      </mrow>
      <mi>log</mi>
      <mrow>
        <mi>n</mi>
        <mo stretchy="false">+</mo>
        <mi>n</mi>
      </mrow>
      <mi>log</mi>
      <mrow>
        <mrow>
          <mi>n</mi>
          <mo stretchy="false">+</mo>
          <mi>n</mi>
        </mrow>
        <mo stretchy="false">+</mo>
        <mn>3n</mn>
      </mrow>
    </mrow>
    <annotation encoding="StarMath 5.0">f(n) = 2n log n + 2n log n + n log n + n + 3n
</annotation>
  </semantics>
</math>
</file>

<file path=Object 17/content.xml><?xml version="1.0" encoding="utf-8"?>
<math xmlns="http://www.w3.org/1998/Math/MathML">
  <semantics>
    <mrow>
      <mi>f</mi>
      <mrow>
        <mrow>
          <mo stretchy="false">(</mo>
          <mrow>
            <mi>n</mi>
          </mrow>
          <mo stretchy="false">)</mo>
        </mrow>
        <mo stretchy="false">=</mo>
        <mn>5n</mn>
      </mrow>
      <mi>log</mi>
      <mrow>
        <mi>n</mi>
        <mo stretchy="false">+</mo>
        <mn>4n</mn>
      </mrow>
    </mrow>
    <annotation encoding="StarMath 5.0">f(n) = 5n log n + 4n
</annotation>
  </semantics>
</math>
</file>

<file path=Object 18/content.xml><?xml version="1.0" encoding="utf-8"?>
<math xmlns="http://www.w3.org/1998/Math/MathML">
  <semantics>
    <mrow>
      <mn>5n</mn>
      <mi>log</mi>
      <mrow>
        <mi>n</mi>
        <mo stretchy="false">+</mo>
        <mn>4n</mn>
      </mrow>
      <mi>∈</mi>
      <mi>O</mi>
      <mrow>
        <mo stretchy="false">(</mo>
        <mrow>
          <mi>n</mi>
          <mi>log</mi>
          <mi>n</mi>
        </mrow>
        <mo stretchy="false">)</mo>
      </mrow>
    </mrow>
    <annotation encoding="StarMath 5.0">5n log n + 4n ∈ O(n log n)</annotation>
  </semantics>
</math>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00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fo:background-color="#cccccc" style:text-align-source="fix" style:repeat-content="false"/>
      <style:paragraph-properties fo:text-align="center" fo:margin-left="0cm"/>
      <style:text-properties style:text-position=""/>
    </style:style>
    <style:style style:name="ce6" style:family="table-cell" style:parent-style-name="Default">
      <style:table-cell-properties fo:background-color="#00ff00" style:text-align-source="fix" style:repeat-content="false"/>
      <style:paragraph-properties fo:text-align="center" fo:margin-left="0cm"/>
      <style:text-properties style:text-position=""/>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ackground-color="#cccccc" style:text-align-source="fix" style:repeat-content="false" fo:border="0.06pt solid #000000"/>
      <style:paragraph-properties fo:text-align="center" fo:margin-left="0cm"/>
    </style:style>
    <style:style style:name="ce9" style:family="table-cell" style:parent-style-name="Default">
      <style:table-cell-properties fo:background-color="#00ff00" style:text-align-source="fix" style:repeat-content="false" fo:border="0.06pt solid #000000"/>
      <style:paragraph-properties fo:text-align="center" fo:margin-left="0cm"/>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fo:background-color="#cccccc" style:text-align-source="fix" style:repeat-content="false"/>
      <style:paragraph-properties fo:text-align="center" fo:margin-left="0cm"/>
    </style:style>
    <style:style style:name="ce12" style:family="table-cell" style:parent-style-name="Default">
      <style:table-cell-properties fo:background-color="#00ff00" style:text-align-source="fix" style:repeat-content="false"/>
      <style:paragraph-properties fo:text-align="center" fo:margin-left="0cm"/>
    </style:style>
  </office:automatic-styles>
  <office:body>
    <office:spreadsheet>
      <table:table table:name="Sheet1" table:style-name="ta1">
        <table:table-column table:style-name="co1" table:number-columns-repeated="8" table:default-cell-style-name="ce10"/>
        <table:table-column table:style-name="co1" table:default-cell-style-name="ce7"/>
        <table:table-row table:style-name="ro1">
          <table:table-cell table:style-name="ce7" office:value-type="string">
            <text:p>Insertion</text:p>
          </table:table-cell>
          <table:table-cell table:style-name="ce7" table:number-columns-repeated="7"/>
          <table:table-cell/>
        </table:table-row>
        <table:table-row table:style-name="ro1">
          <table:table-cell table:style-name="ce8" office:value-type="float" office:value="17">
            <text:p>17</text:p>
          </table:table-cell>
          <table:table-cell office:value-type="float" office:value="35">
            <text:p>35</text:p>
          </table:table-cell>
          <table:table-cell office:value-type="float" office:value="62">
            <text:p>62</text:p>
          </table:table-cell>
          <table:table-cell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17">
            <text:p>17</text:p>
          </table:table-cell>
          <table:table-cell table:style-name="ce8" office:value-type="float" office:value="35">
            <text:p>35</text:p>
          </table:table-cell>
          <table:table-cell office:value-type="float" office:value="62">
            <text:p>62</text:p>
          </table:table-cell>
          <table:table-cell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17">
            <text:p>17</text:p>
          </table:table-cell>
          <table:table-cell table:style-name="ce9" office:value-type="float" office:value="35">
            <text:p>35</text:p>
          </table:table-cell>
          <table:table-cell table:style-name="ce8" office:value-type="float" office:value="62">
            <text:p>62</text:p>
          </table:table-cell>
          <table:table-cell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17">
            <text:p>17</text:p>
          </table:table-cell>
          <table:table-cell office:value-type="float" office:value="35">
            <text:p>35</text:p>
          </table:table-cell>
          <table:table-cell table:style-name="ce9" office:value-type="float" office:value="62">
            <text:p>62</text:p>
          </table:table-cell>
          <table:table-cell table:style-name="ce8"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17">
            <text:p>17</text:p>
          </table:table-cell>
          <table:table-cell office:value-type="float" office:value="35">
            <text:p>35</text:p>
          </table:table-cell>
          <table:table-cell table:style-name="ce9" office:value-type="float" office:value="43">
            <text:p>43</text:p>
          </table:table-cell>
          <table:table-cell office:value-type="float" office:value="62">
            <text:p>62</text:p>
          </table:table-cell>
          <table:table-cell table:style-name="ce8"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11">
            <text:p>11</text:p>
          </table:table-cell>
          <table:table-cell office:value-type="float" office:value="17">
            <text:p>17</text:p>
          </table:table-cell>
          <table:table-cell office:value-type="float" office:value="35">
            <text:p>35</text:p>
          </table:table-cell>
          <table:table-cell office:value-type="float" office:value="43">
            <text:p>43</text:p>
          </table:table-cell>
          <table:table-cell office:value-type="float" office:value="62">
            <text:p>62</text:p>
          </table:table-cell>
          <table:table-cell table:style-name="ce8"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9">
            <text:p>9</text:p>
          </table:table-cell>
          <table:table-cell office:value-type="float" office:value="11">
            <text:p>11</text:p>
          </table:table-cell>
          <table:table-cell office:value-type="float" office:value="17">
            <text:p>17</text:p>
          </table:table-cell>
          <table:table-cell office:value-type="float" office:value="35">
            <text:p>35</text:p>
          </table:table-cell>
          <table:table-cell office:value-type="float" office:value="43">
            <text:p>43</text:p>
          </table:table-cell>
          <table:table-cell office:value-type="float" office:value="62">
            <text:p>62</text:p>
          </table:table-cell>
          <table:table-cell table:style-name="ce8"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table:style-name="ce9" office:value-type="float" office:value="22">
            <text:p>22</text:p>
          </table:table-cell>
          <table:table-cell office:value-type="float" office:value="35">
            <text:p>35</text:p>
          </table:table-cell>
          <table:table-cell office:value-type="float" office:value="43">
            <text:p>43</text:p>
          </table:table-cell>
          <table:table-cell office:value-type="float" office:value="62">
            <text:p>62</text:p>
          </table:table-cell>
          <table:table-cell table:style-name="ce8"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office:value-type="float" office:value="43">
            <text:p>43</text:p>
          </table:table-cell>
          <table:table-cell table:style-name="ce9" office:value-type="float" office:value="57">
            <text:p>57</text:p>
          </table:table-cell>
          <table:table-cell office:value-type="float" office:value="62">
            <text:p>62</text:p>
          </table:table-cell>
          <table:table-cell/>
        </table:table-row>
        <table:table-row table:style-name="ro1">
          <table:table-cell table:style-name="ce7" table:number-columns-repeated="8"/>
          <table:table-cell table:style-name="ce11" office:value-type="string">
            <text:p>auswählen</text:p>
          </table:table-cell>
        </table:table-row>
        <table:table-row table:style-name="ro1">
          <table:table-cell table:style-name="ce7" office:value-type="string">
            <text:p>Selection</text:p>
          </table:table-cell>
          <table:table-cell table:style-name="ce7" table:number-columns-repeated="7"/>
          <table:table-cell table:style-name="ce12" office:value-type="string">
            <text:p>setzen</text:p>
          </table:table-cell>
        </table:table-row>
        <table:table-row table:style-name="ro1">
          <table:table-cell office:value-type="float" office:value="17">
            <text:p>17</text:p>
          </table:table-cell>
          <table:table-cell office:value-type="float" office:value="35">
            <text:p>35</text:p>
          </table:table-cell>
          <table:table-cell office:value-type="float" office:value="62">
            <text:p>62</text:p>
          </table:table-cell>
          <table:table-cell office:value-type="float" office:value="43">
            <text:p>43</text:p>
          </table:table-cell>
          <table:table-cell office:value-type="float" office:value="11">
            <text:p>11</text:p>
          </table:table-cell>
          <table:table-cell table:style-name="ce8"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9">
            <text:p>9</text:p>
          </table:table-cell>
          <table:table-cell office:value-type="float" office:value="35">
            <text:p>35</text:p>
          </table:table-cell>
          <table:table-cell office:value-type="float" office:value="62">
            <text:p>62</text:p>
          </table:table-cell>
          <table:table-cell office:value-type="float" office:value="43">
            <text:p>43</text:p>
          </table:table-cell>
          <table:table-cell table:style-name="ce8" office:value-type="float" office:value="11">
            <text:p>11</text:p>
          </table:table-cell>
          <table:table-cell office:value-type="float" office:value="17">
            <text:p>17</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table:style-name="ce9" office:value-type="float" office:value="11">
            <text:p>11</text:p>
          </table:table-cell>
          <table:table-cell office:value-type="float" office:value="62">
            <text:p>62</text:p>
          </table:table-cell>
          <table:table-cell office:value-type="float" office:value="43">
            <text:p>43</text:p>
          </table:table-cell>
          <table:table-cell office:value-type="float" office:value="35">
            <text:p>35</text:p>
          </table:table-cell>
          <table:table-cell table:style-name="ce8" office:value-type="float" office:value="17">
            <text:p>17</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table:style-name="ce9" office:value-type="float" office:value="17">
            <text:p>17</text:p>
          </table:table-cell>
          <table:table-cell office:value-type="float" office:value="43">
            <text:p>43</text:p>
          </table:table-cell>
          <table:table-cell office:value-type="float" office:value="35">
            <text:p>35</text:p>
          </table:table-cell>
          <table:table-cell office:value-type="float" office:value="62">
            <text:p>62</text:p>
          </table:table-cell>
          <table:table-cell table:style-name="ce8"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table:style-name="ce9" office:value-type="float" office:value="22">
            <text:p>22</text:p>
          </table:table-cell>
          <table:table-cell table:style-name="ce8" office:value-type="float" office:value="35">
            <text:p>35</text:p>
          </table:table-cell>
          <table:table-cell office:value-type="float" office:value="62">
            <text:p>62</text:p>
          </table:table-cell>
          <table:table-cell office:value-type="float" office:value="43">
            <text:p>43</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table:style-name="ce9" office:value-type="float" office:value="35">
            <text:p>35</text:p>
          </table:table-cell>
          <table:table-cell office:value-type="float" office:value="62">
            <text:p>62</text:p>
          </table:table-cell>
          <table:table-cell table:style-name="ce8" office:value-type="float" office:value="43">
            <text:p>43</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table:style-name="ce9" office:value-type="float" office:value="43">
            <text:p>43</text:p>
          </table:table-cell>
          <table:table-cell office:value-type="float" office:value="62">
            <text:p>62</text:p>
          </table:table-cell>
          <table:table-cell table:style-name="ce8"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office:value-type="float" office:value="43">
            <text:p>43</text:p>
          </table:table-cell>
          <table:table-cell table:style-name="ce9" office:value-type="float" office:value="57">
            <text:p>57</text:p>
          </table:table-cell>
          <table:table-cell table:style-name="ce8" office:value-type="float" office:value="62">
            <text:p>62</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office:value-type="float" office:value="43">
            <text:p>43</text:p>
          </table:table-cell>
          <table:table-cell office:value-type="float" office:value="57">
            <text:p>57</text:p>
          </table:table-cell>
          <table:table-cell table:style-name="ce9" office:value-type="float" office:value="62">
            <text:p>62</text:p>
          </table:table-cell>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frac>
          <mrow>
            <mn>1</mn>
          </mrow>
          <mrow>
            <mn>2</mn>
          </mrow>
        </mfrac>
      </mrow>
      <msup>
        <mi>n</mi>
        <mn>2</mn>
      </msup>
    </mrow>
    <annotation encoding="StarMath 5.0">{{1} over {2}} n^2</annotation>
  </semantics>
</math>
</file>

<file path=Object 20/content.xml><?xml version="1.0" encoding="utf-8"?>
<math xmlns="http://www.w3.org/1998/Math/MathML">
  <semantics>
    <mrow>
      <mrow>
        <mrow>
          <mrow>
            <mrow>
              <munderover>
                <mo stretchy="false">∑</mo>
                <mrow>
                  <mi>i</mi>
                  <mo stretchy="false">=</mo>
                  <mn>1</mn>
                </mrow>
                <mi>n</mi>
              </munderover>
              <mrow>
                <mo stretchy="false">(</mo>
                <mrow>
                  <mrow>
                    <munderover>
                      <mo stretchy="false">∑</mo>
                      <mrow>
                        <mi>j</mi>
                        <mo stretchy="false">=</mo>
                        <mn>1</mn>
                      </mrow>
                      <mi>i</mi>
                    </munderover>
                    <mn>1</mn>
                  </mrow>
                </mrow>
                <mo stretchy="false">)</mo>
              </mrow>
            </mrow>
            <mo stretchy="false">=</mo>
            <mrow>
              <munderover>
                <mo stretchy="false">∑</mo>
                <mrow>
                  <mi>i</mi>
                  <mo stretchy="false">=</mo>
                  <mn>1</mn>
                </mrow>
                <mi>n</mi>
              </munderover>
              <mi>i</mi>
            </mrow>
          </mrow>
          <mo stretchy="false">=</mo>
          <mrow>
            <mfrac>
              <mrow>
                <mi>n</mi>
                <mrow>
                  <mo stretchy="false">(</mo>
                  <mrow>
                    <mrow>
                      <mi>n</mi>
                      <mo stretchy="false">+</mo>
                      <mn>1</mn>
                    </mrow>
                  </mrow>
                  <mo stretchy="false">)</mo>
                </mrow>
              </mrow>
              <mn>2</mn>
            </mfrac>
          </mrow>
        </mrow>
        <mo stretchy="false">=</mo>
        <mfrac>
          <mn>1</mn>
          <mn>2</mn>
        </mfrac>
      </mrow>
      <mrow>
        <msup>
          <mi>n</mi>
          <mn>2</mn>
        </msup>
        <mo stretchy="false">+</mo>
        <mfrac>
          <mn>1</mn>
          <mn>2</mn>
        </mfrac>
      </mrow>
      <mi>n</mi>
    </mrow>
    <annotation encoding="StarMath 5.0">sum from i=1 to n (sum from j=1 to i 1) =  sum from i=1 to n  i = {{n(n+1)} over 2} = 1 over 2 n^2  + 1 over 2 n </annotation>
  </semantics>
</math>
</file>

<file path=Object 21/content.xml><?xml version="1.0" encoding="utf-8"?>
<math xmlns="http://www.w3.org/1998/Math/MathML">
  <semantics>
    <mrow>
      <mfrac>
        <mn>1</mn>
        <mn>2</mn>
      </mfrac>
      <mrow>
        <msup>
          <mi>n</mi>
          <mn>2</mn>
        </msup>
        <mo stretchy="false">+</mo>
        <mfrac>
          <mn>1</mn>
          <mn>2</mn>
        </mfrac>
      </mrow>
      <mi>n</mi>
      <mi>∈</mi>
      <mi>O</mi>
      <mrow>
        <mo stretchy="false">(</mo>
        <mrow>
          <msup>
            <mi>n</mi>
            <mn>2</mn>
          </msup>
        </mrow>
        <mo stretchy="false">)</mo>
      </mrow>
    </mrow>
    <annotation encoding="StarMath 5.0">1 over 2 n^2  + 1 over 2 n  ∈ O(n^2)</annotation>
  </semantics>
</math>
</file>

<file path=Object 22/content.xml><?xml version="1.0" encoding="utf-8"?>
<math xmlns="http://www.w3.org/1998/Math/MathML">
  <semantics>
    <mrow>
      <mrow>
        <mrow>
          <mrow>
            <munderover>
              <mo stretchy="false">∑</mo>
              <mrow>
                <mi>i</mi>
                <mo stretchy="false">=</mo>
                <mn>1</mn>
              </mrow>
              <mi>n</mi>
            </munderover>
            <mrow>
              <mo stretchy="false">(</mo>
              <mrow>
                <mrow>
                  <mn>1</mn>
                  <mo stretchy="false">+</mo>
                  <mrow>
                    <munderover>
                      <mo stretchy="false">∑</mo>
                      <mrow>
                        <mi>j</mi>
                        <mo stretchy="false">=</mo>
                        <mn>1</mn>
                      </mrow>
                      <mrow>
                        <mi>log</mi>
                        <mi>n</mi>
                      </mrow>
                    </munderover>
                    <mn>2</mn>
                  </mrow>
                </mrow>
              </mrow>
              <mo stretchy="false">)</mo>
            </mrow>
          </mrow>
          <mo stretchy="false">=</mo>
          <mrow>
            <mi>n</mi>
            <mo stretchy="false">+</mo>
            <mrow>
              <munderover>
                <mo stretchy="false">∑</mo>
                <mrow>
                  <mi>i</mi>
                  <mo stretchy="false">=</mo>
                  <mn>1</mn>
                </mrow>
                <mi>n</mi>
              </munderover>
              <mrow>
                <mo stretchy="false">(</mo>
                <mrow>
                  <mn>2</mn>
                  <mi>log</mi>
                  <mi>n</mi>
                </mrow>
                <mo stretchy="false">)</mo>
              </mrow>
            </mrow>
          </mrow>
        </mrow>
        <mo stretchy="false">=</mo>
        <mn>2n</mn>
      </mrow>
      <mi>log</mi>
      <mrow>
        <mi>n</mi>
        <mo stretchy="false">+</mo>
        <mi>n</mi>
      </mrow>
    </mrow>
    <annotation encoding="StarMath 5.0">sum from i=1 to n (1 + sum from j=1 to {log n} 2) = n + sum from i=1 to n (2 log n) = 2n log n + n </annotation>
  </semantics>
</math>
</file>

<file path=Object 23/content.xml><?xml version="1.0" encoding="utf-8"?>
<math xmlns="http://www.w3.org/1998/Math/MathML">
  <semantics>
    <mrow>
      <mn>2n</mn>
      <mi>log</mi>
      <mrow>
        <mi>n</mi>
        <mo stretchy="false">+</mo>
        <mi>n</mi>
      </mrow>
      <mi>∈</mi>
      <mi>O</mi>
      <mrow>
        <mo stretchy="false">(</mo>
        <mrow>
          <mi>n</mi>
          <mi>log</mi>
          <mi>n</mi>
        </mrow>
        <mo stretchy="false">)</mo>
      </mrow>
    </mrow>
    <annotation encoding="StarMath 5.0">2n log n + n ∈ O(n log n)</annotation>
  </semantics>
</math>
</file>

<file path=Object 3/content.xml><?xml version="1.0" encoding="utf-8"?>
<math xmlns="http://www.w3.org/1998/Math/MathML">
  <semantics>
    <mrow>
      <mi>f</mi>
      <mrow>
        <mrow>
          <mo stretchy="false">(</mo>
          <mrow>
            <mi>n</mi>
          </mrow>
          <mo stretchy="false">)</mo>
        </mrow>
        <mo stretchy="false">=</mo>
        <mrow>
          <mfrac>
            <mrow>
              <mn>3</mn>
            </mrow>
            <mrow>
              <mn>2</mn>
            </mrow>
          </mfrac>
        </mrow>
      </mrow>
      <mrow>
        <msup>
          <mi>n</mi>
          <mn>2</mn>
        </msup>
        <mo stretchy="false">+</mo>
        <mrow>
          <mfrac>
            <mrow>
              <mn>1</mn>
            </mrow>
            <mrow>
              <mn>2</mn>
            </mrow>
          </mfrac>
        </mrow>
      </mrow>
      <mrow>
        <mrow>
          <msup>
            <mi>n</mi>
            <mn>2</mn>
          </msup>
          <mo stretchy="false">+</mo>
          <mn>3n</mn>
        </mrow>
        <mo stretchy="false">=</mo>
        <mrow>
          <msup>
            <mn>2n</mn>
            <mn>2</mn>
          </msup>
          <mo stretchy="false">+</mo>
          <mn>3n</mn>
        </mrow>
      </mrow>
    </mrow>
    <annotation encoding="StarMath 5.0">f(n) = {{3} over {2}} n^2 + {{1} over {2}} n^2 + 3n = 2n^2 + 3n</annotation>
  </semantics>
</math>
</file>

<file path=Object 4/content.xml><?xml version="1.0" encoding="utf-8"?>
<math xmlns="http://www.w3.org/1998/Math/MathML">
  <semantics>
    <mrow>
      <mrow>
        <msup>
          <mn>2n</mn>
          <mn>2</mn>
        </msup>
        <mo stretchy="false">+</mo>
        <mn>3n</mn>
      </mrow>
      <mi>∈</mi>
      <mi>O</mi>
      <mrow>
        <mo stretchy="false">(</mo>
        <mrow>
          <msup>
            <mi>n</mi>
            <mn>2</mn>
          </msup>
        </mrow>
        <mo stretchy="false">)</mo>
      </mrow>
    </mrow>
    <annotation encoding="StarMath 5.0">2n^2 + 3n  ∈ O(n^2)</annotation>
  </semantics>
</math>
</file>

<file path=Object 5/content.xml><?xml version="1.0" encoding="utf-8"?>
<math xmlns="http://www.w3.org/1998/Math/MathML">
  <semantics>
    <mrow>
      <mn>3n</mn>
    </mrow>
    <annotation encoding="StarMath 5.0">3n</annotation>
  </semantics>
</math>
</file>

<file path=Object 6/content.xml><?xml version="1.0" encoding="utf-8"?>
<math xmlns="http://www.w3.org/1998/Math/MathML">
  <semantics>
    <mrow>
      <mn>3n</mn>
    </mrow>
    <annotation encoding="StarMath 5.0">3n</annotation>
  </semantics>
</math>
</file>

<file path=Object 7/content.xml><?xml version="1.0" encoding="utf-8"?>
<math xmlns="http://www.w3.org/1998/Math/MathML">
  <semantics>
    <mrow>
      <mfrac>
        <msup>
          <mi>n</mi>
          <mn>2</mn>
        </msup>
        <mn>2</mn>
      </mfrac>
    </mrow>
    <annotation encoding="StarMath 5.0">n^2 over 2
</annotation>
  </semantics>
</math>
</file>

<file path=Object 8/content.xml><?xml version="1.0" encoding="utf-8"?>
<math xmlns="http://www.w3.org/1998/Math/MathML">
  <semantics>
    <mrow>
      <mi>n</mi>
    </mrow>
    <annotation encoding="StarMath 5.0">n
</annotation>
  </semantics>
</math>
</file>

<file path=Object 9/content.xml><?xml version="1.0" encoding="utf-8"?>
<math xmlns="http://www.w3.org/1998/Math/MathML">
  <semantics>
    <mrow>
      <mrow>
        <mn>2n</mn>
        <mo stretchy="false">⋅</mo>
        <mi>log</mi>
      </mrow>
      <mi>n</mi>
    </mrow>
    <annotation encoding="StarMath 5.0">2n cdot log n
</annotation>
  </semantics>
</math>
</file>